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56.16pt"/>
    </style:style>
    <style:style style:name="co4" style:family="table-column">
      <style:table-column-properties fo:break-before="auto" style:column-width="64.0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number-columns-repeated="12" table:default-cell-style-name="Default"/>
        <table:table-row table:style-name="ro3">
          <table:table-cell/>
          <table:table-cell office:value-type="string" calcext:value-type="string">
            <text:p>LI+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IT (s)</text:p>
          </table:table-cell>
          <table:table-cell office:value-type="string" calcext:value-type="string">
            <text:p>IS (MB)</text:p>
          </table:table-cell>
          <table:table-cell office:value-type="string" calcext:value-type="string">
            <text:p>Average LI+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ER</text:p>
          </table:table-cell>
          <table:table-cell table:number-columns-repeated="3"/>
          <table:table-cell office:value-type="string" calcext:value-type="string">
            <text:p>D=5</text:p>
          </table:table-cell>
          <table:table-cell table:number-columns-repeated="8"/>
        </table:table-row>
        <table:table-row table:style-name="ro3">
          <table:table-cell table:number-columns-repeated="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1.67" calcext:value-type="float">
            <text:p>31.67</text:p>
          </table:table-cell>
          <table:table-cell office:value-type="float" office:value="267.43" calcext:value-type="float">
            <text:p>267.43</text:p>
          </table:table-cell>
          <table:table-cell office:value-type="float" office:value="704.165" calcext:value-type="float">
            <text:p>704.17</text:p>
          </table:table-cell>
          <table:table-cell table:number-columns-repeated="2"/>
          <table:table-cell office:value-type="float" office:value="1501.21" calcext:value-type="float">
            <text:p>1501.21</text:p>
          </table:table-cell>
          <table:table-cell office:value-type="float" office:value="930.6" calcext:value-type="float">
            <text:p>930.6</text:p>
          </table:table-cell>
          <table:table-cell office:value-type="float" office:value="698.72" calcext:value-type="float">
            <text:p>698.72</text:p>
          </table:table-cell>
          <table:table-cell office:value-type="float" office:value="72.28" calcext:value-type="float">
            <text:p>72.28</text:p>
          </table:table-cell>
          <table:table-cell office:value-type="float" office:value="1017.18" calcext:value-type="float">
            <text:p>1017.18</text:p>
          </table:table-cell>
          <table:table-cell office:value-type="float" office:value="5" calcext:value-type="float">
            <text:p>5</text:p>
          </table:table-cell>
          <table:table-cell table:formula="of:=AVERAGE([.G5:.L5])" office:value-type="float" office:value="704.165" calcext:value-type="float">
            <text:p>704.17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77.33" calcext:value-type="float">
            <text:p>377.33</text:p>
          </table:table-cell>
          <table:table-cell office:value-type="float" office:value="1531.7" calcext:value-type="float">
            <text:p>1531.7</text:p>
          </table:table-cell>
          <table:table-cell office:value-type="float" office:value="563.445" calcext:value-type="float">
            <text:p>563.45</text:p>
          </table:table-cell>
          <table:table-cell table:number-columns-repeated="2"/>
          <table:table-cell office:value-type="float" office:value="777.1" calcext:value-type="float">
            <text:p>777.1</text:p>
          </table:table-cell>
          <table:table-cell office:value-type="float" office:value="1076.01" calcext:value-type="float">
            <text:p>1076.01</text:p>
          </table:table-cell>
          <table:table-cell office:value-type="float" office:value="447.6" calcext:value-type="float">
            <text:p>447.6</text:p>
          </table:table-cell>
          <table:table-cell office:value-type="float" office:value="5.74" calcext:value-type="float">
            <text:p>5.74</text:p>
          </table:table-cell>
          <table:table-cell office:value-type="float" office:value="1072.23" calcext:value-type="float">
            <text:p>1072.23</text:p>
          </table:table-cell>
          <table:table-cell office:value-type="float" office:value="1.99" calcext:value-type="float">
            <text:p>1.99</text:p>
          </table:table-cell>
          <table:table-cell table:formula="of:=AVERAGE([.G6:.L6])" office:value-type="float" office:value="563.445" calcext:value-type="float">
            <text:p>563.45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3771.42" calcext:value-type="float">
            <text:p>3771.42</text:p>
          </table:table-cell>
          <table:table-cell office:value-type="float" office:value="9237.85" calcext:value-type="float">
            <text:p>9237.85</text:p>
          </table:table-cell>
          <table:table-cell office:value-type="float" office:value="856.453333333333" calcext:value-type="float">
            <text:p>856.45</text:p>
          </table:table-cell>
          <table:table-cell table:number-columns-repeated="2"/>
          <table:table-cell office:value-type="float" office:value="853.91" calcext:value-type="float">
            <text:p>853.91</text:p>
          </table:table-cell>
          <table:table-cell office:value-type="float" office:value="1551.58" calcext:value-type="float">
            <text:p>1551.58</text:p>
          </table:table-cell>
          <table:table-cell office:value-type="float" office:value="1583.6" calcext:value-type="float">
            <text:p>1583.6</text:p>
          </table:table-cell>
          <table:table-cell office:value-type="float" office:value="4.11" calcext:value-type="float">
            <text:p>4.11</text:p>
          </table:table-cell>
          <table:table-cell office:value-type="float" office:value="1143.32" calcext:value-type="float">
            <text:p>1143.32</text:p>
          </table:table-cell>
          <table:table-cell office:value-type="float" office:value="2.2" calcext:value-type="float">
            <text:p>2.2</text:p>
          </table:table-cell>
          <table:table-cell table:formula="of:=AVERAGE([.G7:.L7])" office:value-type="float" office:value="856.453333333333" calcext:value-type="float">
            <text:p>856.45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9610.36" calcext:value-type="float">
            <text:p>9610.36</text:p>
          </table:table-cell>
          <table:table-cell office:value-type="float" office:value="20146.79" calcext:value-type="float">
            <text:p>20146.79</text:p>
          </table:table-cell>
          <table:table-cell office:value-type="float" office:value="557" calcext:value-type="float">
            <text:p>557</text:p>
          </table:table-cell>
          <table:table-cell table:number-columns-repeated="2"/>
          <table:table-cell office:value-type="float" office:value="521.01" calcext:value-type="float">
            <text:p>521.01</text:p>
          </table:table-cell>
          <table:table-cell office:value-type="float" office:value="927.5" calcext:value-type="float">
            <text:p>927.5</text:p>
          </table:table-cell>
          <table:table-cell office:value-type="float" office:value="900.01" calcext:value-type="float">
            <text:p>900.01</text:p>
          </table:table-cell>
          <table:table-cell office:value-type="float" office:value="3.6" calcext:value-type="float">
            <text:p>3.6</text:p>
          </table:table-cell>
          <table:table-cell office:value-type="float" office:value="988.1" calcext:value-type="float">
            <text:p>988.1</text:p>
          </table:table-cell>
          <table:table-cell office:value-type="float" office:value="1.8" calcext:value-type="float">
            <text:p>1.8</text:p>
          </table:table-cell>
          <table:table-cell table:formula="of:=AVERAGE([.G8:.L8])" office:value-type="float" office:value="557.003333333334" calcext:value-type="float">
            <text:p>557</text:p>
          </table:table-cell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PA</text:p>
          </table:table-cell>
          <table:table-cell table:number-columns-repeated="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6.03" calcext:value-type="float">
            <text:p>16.03</text:p>
          </table:table-cell>
          <table:table-cell office:value-type="float" office:value="246.95" calcext:value-type="float">
            <text:p>246.95</text:p>
          </table:table-cell>
          <table:table-cell office:value-type="float" office:value="725.566666666667" calcext:value-type="float">
            <text:p>725.57</text:p>
          </table:table-cell>
          <table:table-cell table:number-columns-repeated="2"/>
          <table:table-cell office:value-type="float" office:value="1234.79" calcext:value-type="float">
            <text:p>1234.79</text:p>
          </table:table-cell>
          <table:table-cell office:value-type="float" office:value="312.66" calcext:value-type="float">
            <text:p>312.66</text:p>
          </table:table-cell>
          <table:table-cell office:value-type="float" office:value="1347.02" calcext:value-type="float">
            <text:p>1347.02</text:p>
          </table:table-cell>
          <table:table-cell office:value-type="float" office:value="51.01" calcext:value-type="float">
            <text:p>51.01</text:p>
          </table:table-cell>
          <table:table-cell office:value-type="float" office:value="1350.27" calcext:value-type="float">
            <text:p>1350.27</text:p>
          </table:table-cell>
          <table:table-cell office:value-type="float" office:value="57.65" calcext:value-type="float">
            <text:p>57.65</text:p>
          </table:table-cell>
          <table:table-cell table:formula="of:=AVERAGE([.G11:.L11])" office:value-type="float" office:value="725.566666666667" calcext:value-type="float">
            <text:p>725.57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37.65" calcext:value-type="float">
            <text:p>137.65</text:p>
          </table:table-cell>
          <table:table-cell office:value-type="float" office:value="1419.26" calcext:value-type="float">
            <text:p>1419.26</text:p>
          </table:table-cell>
          <table:table-cell office:value-type="float" office:value="352.461666666667" calcext:value-type="float">
            <text:p>352.46</text:p>
          </table:table-cell>
          <table:table-cell table:number-columns-repeated="2"/>
          <table:table-cell office:value-type="float" office:value="858.59" calcext:value-type="float">
            <text:p>858.59</text:p>
          </table:table-cell>
          <table:table-cell office:value-type="float" office:value="32.07" calcext:value-type="float">
            <text:p>32.07</text:p>
          </table:table-cell>
          <table:table-cell office:value-type="float" office:value="532.38" calcext:value-type="float">
            <text:p>532.38</text:p>
          </table:table-cell>
          <table:table-cell office:value-type="float" office:value="18.05" calcext:value-type="float">
            <text:p>18.05</text:p>
          </table:table-cell>
          <table:table-cell office:value-type="float" office:value="648.17" calcext:value-type="float">
            <text:p>648.17</text:p>
          </table:table-cell>
          <table:table-cell office:value-type="float" office:value="25.51" calcext:value-type="float">
            <text:p>25.51</text:p>
          </table:table-cell>
          <table:table-cell table:formula="of:=AVERAGE([.G12:.L12])" office:value-type="float" office:value="352.461666666667" calcext:value-type="float">
            <text:p>352.46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1183.4" calcext:value-type="float">
            <text:p>1183.4</text:p>
          </table:table-cell>
          <table:table-cell office:value-type="float" office:value="8241.07" calcext:value-type="float">
            <text:p>8241.07</text:p>
          </table:table-cell>
          <table:table-cell office:value-type="float" office:value="227.54" calcext:value-type="float">
            <text:p>227.54</text:p>
          </table:table-cell>
          <table:table-cell table:number-columns-repeated="2"/>
          <table:table-cell office:value-type="float" office:value="197.97" calcext:value-type="float">
            <text:p>197.97</text:p>
          </table:table-cell>
          <table:table-cell office:value-type="float" office:value="808.16" calcext:value-type="float">
            <text:p>808.16</text:p>
          </table:table-cell>
          <table:table-cell office:value-type="float" office:value="138.16" calcext:value-type="float">
            <text:p>138.16</text:p>
          </table:table-cell>
          <table:table-cell office:value-type="float" office:value="29.38" calcext:value-type="float">
            <text:p>29.38</text:p>
          </table:table-cell>
          <table:table-cell office:value-type="float" office:value="185.53" calcext:value-type="float">
            <text:p>185.53</text:p>
          </table:table-cell>
          <table:table-cell office:value-type="float" office:value="6.04" calcext:value-type="float">
            <text:p>6.04</text:p>
          </table:table-cell>
          <table:table-cell table:formula="of:=AVERAGE([.G13:.L13])" office:value-type="float" office:value="227.54" calcext:value-type="float">
            <text:p>227.54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3273.17" calcext:value-type="float">
            <text:p>3273.17</text:p>
          </table:table-cell>
          <table:table-cell office:value-type="float" office:value="19458.14" calcext:value-type="float">
            <text:p>19458.14</text:p>
          </table:table-cell>
          <table:table-cell office:value-type="float" office:value="143.65" calcext:value-type="float">
            <text:p>143.65</text:p>
          </table:table-cell>
          <table:table-cell table:number-columns-repeated="2"/>
          <table:table-cell office:value-type="float" office:value="175.01" calcext:value-type="float">
            <text:p>175.01</text:p>
          </table:table-cell>
          <table:table-cell office:value-type="float" office:value="410.1" calcext:value-type="float">
            <text:p>410.1</text:p>
          </table:table-cell>
          <table:table-cell office:value-type="float" office:value="102.4" calcext:value-type="float">
            <text:p>102.4</text:p>
          </table:table-cell>
          <table:table-cell office:value-type="float" office:value="27.01" calcext:value-type="float">
            <text:p>27.01</text:p>
          </table:table-cell>
          <table:table-cell office:value-type="float" office:value="142.18" calcext:value-type="float">
            <text:p>142.18</text:p>
          </table:table-cell>
          <table:table-cell office:value-type="float" office:value="5.21" calcext:value-type="float">
            <text:p>5.21</text:p>
          </table:table-cell>
          <table:table-cell table:formula="of:=AVERAGE([.G14:.L14])" office:value-type="float" office:value="143.651666666667" calcext:value-type="float">
            <text:p>143.65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1:26:54.575881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49S</meta:editing-duration>
    <meta:editing-cycles>29</meta:editing-cycles>
    <meta:generator>LibreOffice/5.1.4.2$Linux_X86_64 LibreOffice_project/10m0$Build-2</meta:generator>
    <dc:date>2016-07-21T11:26:59.995871400</dc:date>
    <meta:document-statistic meta:table-count="3" meta:cell-count="95" meta:object-count="0"/>
    <meta:user-defined meta:name="Info 1"/>
    <meta:user-defined meta:name="Info 2"/>
    <meta:user-defined meta:name="Info 3"/>
    <meta:user-defined meta:name="Info 4"/>
  </office:meta>
</office:document-meta>
</file>